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c27" officeooo:paragraph-rsid="00095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1T19:32:07.786858146</meta:creation-date>
    <meta:generator>LibreOffice/6.4.7.2$Linux_X86_64 LibreOffice_project/40$Build-2</meta:generator>
    <dc:date>2024-02-21T19:37:00.528551096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</office:meta>
</office:document-meta>
</file>